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de65"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c98df"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2dc2a"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947a" officeooo:paragraph-rsid="000f947a"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1194" officeooo:paragraph-rsid="00111194"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d614" officeooo:paragraph-rsid="0017d614" fo:background-color="transparent" style:font-style-asian="normal" style:font-weight-asian="normal" style:font-style-complex="normal" style:font-weight-complex="normal"/>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2">
      <style:text-properties fo:language="en" fo:country="US"/>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c98df"/>
    </style:style>
    <style:style style:name="T20" style:family="text">
      <style:text-properties fo:language="en" fo:country="US" officeooo:rsid="000dc042"/>
    </style:style>
    <style:style style:name="T21" style:family="text">
      <style:text-properties fo:language="en" fo:country="US" officeooo:rsid="0012dc2a"/>
    </style:style>
    <style:style style:name="T22" style:family="text">
      <style:text-properties fo:language="en" fo:country="US" officeooo:rsid="0017d614"/>
    </style:style>
    <style:style style:name="T23" style:family="text">
      <style:text-properties fo:language="en" fo:country="US" officeooo:rsid="00180326"/>
    </style:style>
    <style:style style:name="T24" style:family="text">
      <style:text-properties fo:language="en" fo:country="US" officeooo:rsid="00181c4b"/>
    </style:style>
    <style:style style:name="T25" style:family="text">
      <style:text-properties fo:language="en" fo:country="US" officeooo:rsid="00194dfb"/>
    </style:style>
    <style:style style:name="T26" style:family="text">
      <style:text-properties fo:color="#ff3333" fo:background-color="transparent" loext:char-shading-value="0"/>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800000"/>
    </style:style>
    <style:style style:name="T30" style:family="text">
      <style:text-properties fo:color="#8000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style:text-underline-style="none" style:font-style-asian="normal" style:font-style-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background-color="transparent" loext:char-shading-value="0"/>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style:use-window-font-color="true" fo:font-size="12pt" fo:language="en" fo:country="US" fo:font-style="normal" style:font-size-asian="12pt" style:font-style-asian="normal" style:font-size-complex="12pt" style:font-style-complex="normal"/>
    </style:style>
    <style:style style:name="T57" style:family="text">
      <style:text-properties style:use-window-font-color="true" fo:font-size="12pt" fo:language="en" fo:country="US" style:font-size-asian="12pt" style:font-size-complex="12pt"/>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language="fr" fo:country="FR"/>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style:style style:name="T82" style:family="text">
      <style:text-properties fo:font-size="10pt" style:font-size-asian="10pt" style:font-size-complex="10pt"/>
    </style:style>
    <style:style style:name="T83" style:family="text">
      <style:text-properties fo:font-size="8pt" style:font-size-asian="8pt" style:font-size-complex="8pt"/>
    </style:style>
    <style:style style:name="T84" style:family="text">
      <style:text-properties officeooo:rsid="000c98df"/>
    </style:style>
    <style:style style:name="T85" style:family="text">
      <style:text-properties officeooo:rsid="00111194"/>
    </style:style>
    <style:style style:name="T86" style:family="text">
      <style:text-properties officeooo:rsid="0012dc2a"/>
    </style:style>
    <style:style style:name="T87" style:family="text">
      <style:text-properties officeooo:rsid="00180326"/>
    </style:style>
    <style:style style:name="T88" style:family="text">
      <style:text-properties officeooo:rsid="00181c4b"/>
    </style:style>
    <style:style style:name="T89" style:family="text">
      <style:text-properties officeooo:rsid="001af0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3"/>
      <text:h text:style-name="P160"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4">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65">Дайсон.</text:span></text:p>
      <text:p text:style-name="P78"><text:span text:style-name="T8">– </text:span><text:span text:style-name="T65">Сколько тебе лет?</text:span></text:p>
      <text:p text:style-name="P78"><text:span text:style-name="T8">– </text:span><text:span text:style-name="T65">Два года с начала запуска кластера.</text:span></text:p>
      <text:p text:style-name="P78"><text:soft-page-break/><text:span text:style-name="T8">– </text:span><text:span text:style-name="T65">Какой сейчас год?</text:span></text:p>
      <text:p text:style-name="P78"><text:span text:style-name="T8">– </text:span><text:span text:style-name="T55">20</text:span><text:span text:style-name="T41">19</text:span><text:span text:style-name="T65">-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1">incompatible interface Analytics v.0.93 beta</text:span>”</text:p>
      <text:p text:style-name="P32">Ага, уже теплее.</text:p>
      <text:p text:style-name="P32"/>
      <text:p text:style-name="P78"><text:span text:style-name="T8">– Нэш</text:span><text:span text:style-name="T65">,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8">–</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4">тридцатичетырёх</text:span><text:span text:style-name="T33">этажного </text:span><text:span text:style-name="T34">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4">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3">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33"> </text:span><text:span text:style-name="T34">Юджина</text:span><text:span text:style-name="T1">,</text:span> <text:span text:style-name="T34">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8">А у нас получается… </text:span><text:span text:style-name="T2">–</text:span><text:span text:style-name="T5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3">Тридцать чет</text:span><text:span text:style-name="T34">ыре</text:span><text:span text:style-name="T33"> </text:span>этаж<text:span text:style-name="T1">а</text:span>! Пиздец, <text:span text:style-name="T1">—</text:span> успел подумать я, <text:span text:style-name="T1">прежде чем </text:span>сознание выключилось.</text:p>
      <text:p text:style-name="P1"/>
      <text:h text:style-name="P160" text:outline-level="2">2. Пробуждение</text:h>
      <text:p text:style-name="P30"/>
      <text:p text:style-name="P1"><text:span text:style-name="T38">Сознание рестартовало после того, как я гребанулся </text:span><text:span text:style-name="T58">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8">ткрыл глаза, тщётно пытаясь вдохнуть. Образ, </text:span><text:span text:style-name="T2">который я </text:span><text:span text:style-name="T58">пару мгновений назад </text:span><text:span text:style-name="T2">видел на фоне </text:span><text:span text:style-name="T58">звёзд, теперь сфокусировался прямо у моего носа. Точёная голова с резко очерчеными скулами в ореоле </text:span><text:soft-page-break/><text:span text:style-name="T58">живого переливающегося сияния, огромные глаза на треть морды, </text:span><text:span text:style-name="T2">грациозные</text:span><text:span text:style-name="T58"> настороженные уши, нежный розов</text:span><text:span text:style-name="T2">атый</text:span><text:span text:style-name="T58"> нос, венчающая голову </text:span><text:span text:style-name="T2">высокая тиара</text:span><text:span text:style-name="T58">. И приковывающая к себе внимание звёздочка, та самая магическая искорка </text:span><text:span text:style-name="T18">—</text:span><text:span text:style-name="T58">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 <text:s/>Да и не должно быть — это же не ЛСД какой-нибудь</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4">…</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3">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3">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3">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3">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3">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3">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3">,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0"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8133952564916097081"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
      <text:p text:style-name="P79"><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9">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31">Новости двора: </text:span><text:span text:style-name="T9">состояние </text:span><text:span text:style-name="T31">здоровь</text:span><text:span text:style-name="T9">я</text:span><text:span text:style-name="T31">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1">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1">В Додж-Сити продолжаются исчезновения пони. Шериф подал в отставку…</text:span>”. “<text:span text:style-name="T31">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3">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3">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7">Магдалена Фрискай-Каррус, </text:span><text:span text:style-name="T3">2088</text:span><text:span text:style-name="T52"> – </text:span><text:span text:style-name="T39">2135</text:span><text:span text:style-name="T52"> A.C.</text:span><text:span text:style-name="T34">»</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33">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2">и-и-и</text:span>-<text:span text:style-name="T83">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6">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1">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31">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1">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1">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8">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8">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8">любви</text:span> начинаешь понимать только тогда, когда <text:span text:style-name="T68">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0"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Если пошёл <text:soft-page-break/>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5">—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5">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5">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44">— и приют для престарелых минотавров </text:span><text:span text:style-name="T56">“</text:span><text:span text:style-name="T57">Поле Кровожадной Брани</text:span><text:span text:style-name="T56">”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61">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4">—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8">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5">жаровни</text:span><text:span text:style-name="T44"> и фонтанчик</text:span><text:span text:style-name="T35">а</text:span><text:span text:style-name="T44">.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5">«</text:span>сказочной обезьяне из Вечнодикого леса<text:span text:style-name="T35">»</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4">– </text:span><text:span text:style-name="T35">Говорят, в Додж-сити почти не осталось жителей. В местном депо перестали обслуживать паровозы из-за нехватки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8">А из Пинто Крик уже месяц нет новостей…</text:span></text:p>
      <text:p text:style-name="P3"><text:span text:style-name="T44">– </text:span><text:span text:style-name="T48">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8">– </text:span>“<text:span text:style-name="T1">Что я могу сделать, чтобы вернуть всё назад?</text:span>”</text:p>
      <text:p text:style-name="P16"><text:span text:style-name="T48">–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5">Что бы это значило, Флёр?</text:span></text:p>
      <text:p text:style-name="P16"><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1">— </text:span><text:span text:style-name="T65">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8">Аликорница</text:span> и так выглядела неважно.</text:p>
      <text:p text:style-name="P36"><text:soft-page-break/></text:p>
      <text:p text:style-name="P36">Поза <text:span text:style-name="T68">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8">и </text:span>у грифонов, <text:span text:style-name="T68">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8">М</text:span>еняет <text:span text:style-name="T68">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8">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33">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61">– </text:span><text:span text:style-name="T4">История Понивилля начинается с того благословенного дня, когда принцесса Селестия подарила семейству Эппл </text:span><text:span text:style-name="T61">— </text:span><text:span text:style-name="T4">тогда, правда, это ещё были Смиты </text:span><text:span text:style-name="T61">—</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61">—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4">–</text:span><text:span text:style-name="T35">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4">Я </text:span><text:span text:style-name="T35">присел на лавочку</text:span><text:span text:style-name="T44">. </text:span><text:span text:style-name="T35">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1">отнюдь не рекомендация</text:span><text:span text:style-name="T65">...</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5">– Ну что же…</text:span><text:span text:style-name="T44"> Почту за честь работать </text:span><text:span text:style-name="T35">под твоим руководством, Анон</text:span><text:span text:style-name="T44">. Погоди немного, я </text:span><text:span text:style-name="T35">приведу себя в порядок</text:span><text:span text:style-name="T44"> и расскажу тебе, насколько далеко смогла продвинуться. Быть может… </text:span><text:span text:style-name="T35">–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8">«…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5">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41">”</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1">ведь </text:span><text:span text:style-name="T47">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33">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3"> </text:span><text:span text:style-name="T42">Видения этих городов</text:span><text:span text:style-name="T53"> дрожали, <text:s/>пересекались </text:span><text:span text:style-name="T42">и постоянно множились</text:span><text:span text:style-name="T53">.</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35">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7">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33"> с использованием </text:span><text:span text:style-name="T34">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61">—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8">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44">—</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Я всего лишь единорог, не то, что некоторые!</text:span><text:span text:style-name="T44"> </text:span><text:span text:style-name="T35">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44">– Я </text:span><text:span text:style-name="T48">всегда буду оставаться в тени, </text:span><text:span text:style-name="T44">– </text:span><text:span text:style-name="T48">хлюпала книгоежка. </text:span><text:span text:style-name="T44">–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34">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4">—</text:span><text:span text:style-name="T1"> к счастью, силы заклинания не хватило. Для того, чтобы я смог подойти вплотную</text:span><text:span text:style-name="T35">,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4">—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5">«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5">эт правда?</text:span></text:p>
      <text:p text:style-name="P48"><text:span text:style-name="T16">– </text:span><text:span text:style-name="T65">Какая из? Их много, вообще-то. Ик!</text:span></text:p>
      <text:p text:style-name="P48"><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5">он-нон,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мордочкой в так и не съеденный салат «по-кантерлотски» и захрапела.</text:span></text:p>
      <text:p text:style-name="P48"><text:span text:style-name="T16">– </text:span><text:span text:style-name="T65">Пока не умру?</text:span></text:p>
      <text:p text:style-name="P48"><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31">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31">Исчезновение дневной главы диархии: Эквестрия в панике!</text:span>» (статья двухдневной давности).</text:p>
      <text:p text:style-name="P51">«<text:span text:style-name="T31">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31">Да отстаньте же вы от меня! Он сказал, что ест пони, но я этого НЕ ВИДЕЛА!!!</text:span>»).</text:p>
      <text:p text:style-name="P51">«<text:span text:style-name="T31">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1">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31">Добро пожаловать в Груммингтон! Вам здесь рады!</text:span></text:p>
      <text:p text:style-name="P51"><text:span text:style-name="T31">Население города </text:span><text:span text:style-name="T67">302 пони</text:span><text:span text:style-name="T31">.</text:span></text:p>
      <text:p text:style-name="P51"><text:span text:style-name="T67">250 пони</text:span><text:span text:style-name="T31">.</text:span></text:p>
      <text:p text:style-name="P51"><text:span text:style-name="T67">125 поней</text:span><text:span text:style-name="T31">.</text:span></text:p>
      <text:p text:style-name="P51"><text:span text:style-name="T31">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7">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Анон. </text:span><text:span text:style-name="T27">Дружба </text:span><text:span text:style-name="T40">—</text:span><text:span text:style-name="T27"> </text:span><text:span text:style-name="T3">э</text:span><text:span text:style-name="T27">то, </text:span><text:span text:style-name="T69">так её </text:span><text:span text:style-name="T3">разэтак</text:span><text:span text:style-name="T69">,</text:span><text:span text:style-name="T27"> магия!</text:span></text:p>
      <text:p text:style-name="P150"/>
      <text:p text:style-name="Standard"><text:span text:style-name="T27">P.S. Мне тебя не хватает. Сильно.</text:span><text:span text:style-name="T61">»</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7">37 пни</text:span></text:p>
      <text:p text:style-name="P70">24пн</text:p>
      <text:p text:style-name="P70">15</text:p>
      <text:p text:style-name="P51"><text:span text:style-name="T31">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31">Добро пожаловать в Груммингтон! Вам здесь рады!</text:span></text:p>
      <text:p text:style-name="P51"><text:span text:style-name="T31">Население города </text:span><text:span text:style-name="T67">302 пони</text:span><text:span text:style-name="T31">.</text:span></text:p>
      <text:p text:style-name="P51"><text:span text:style-name="T67">250 пони</text:span><text:span text:style-name="T31">.</text:span></text:p>
      <text:p text:style-name="P51"><text:span text:style-name="T67">125 поней</text:span><text:span text:style-name="T31">.</text:span></text:p>
      <text:p text:style-name="P51"><text:span text:style-name="T31">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2">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8">».</text:span> «<text:span text:style-name="T31">Нехватка пегасов-погодников: указ принцессы Луны разрешает набор в погодные команды пегасов с аттестацией по ускоренному курсу</text:span>». «<text:span text:style-name="T31">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31">Криминальный мир: опасный преступник, примат «анонимус», всё ещё на свободе! Награда за поимку возросла до двадцати тысяч!!!</text:span>». «<text:span text:style-name="T31">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8">И товары</text:span> вовсе<text:span text:style-name="T68"> не </text:span>бесплатные<text:span text:style-name="T68">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8"> мне</text:span> удалось замазать самые большие щели. За тестовый<text:span text:style-name="T68"> </text:span>получасовый заплыв<text:span text:style-name="T68">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8">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но <text:span text:style-name="T68">любили друг друга! И у них </text:span>был<text:span text:style-name="T68"> </text:span>офигенный <text:span text:style-name="T68">секс! </text:span>И это было офигенно круто!<text:span text:style-name="T68">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7">«</text:span>обстоятельство непреодолимой силы<text:span text:style-name="T37">»</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6">– А</text:span><text:span text:style-name="T37">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30">. </text:span><text:span text:style-name="T34">Я не могу навязать тебе чувств…</text:span><text:span text:style-name="T30"> </text:span><text:span text:style-name="T34">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33">Ещё мгновение </text:span><text:span text:style-name="T34">—</text:span><text:span text:style-name="T33">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8">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8">–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6">–</text:span><text:span text:style-name="T37"> …чувствуешь, дорогая Рэрити?! Я могу чем-нибудь помочь? Вот, выпей воды! </text:span><text:span text:style-name="T46">–</text:span><text:span text:style-name="T37">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8">, что кот бессмертен. Также допустим, что кот з</text:span>аколдован<text:span text:style-name="T68"> </text:span>отложенным <text:span text:style-name="T68">заклятие</text:span>м<text:span text:style-name="T68"> Абсолютного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text:soft-page-break/>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8">–</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153"><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153"><text:span text:style-name="T11"/></text:p>
      <text:p text:style-name="P154"><text:span text:style-name="T19">Я не успел возразить. </text:span><text:span text:style-name="T20">Грудь как будто прошил электрический разряд. </text:span><text:span text:style-name="T84">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span></text:p>
      <text:p text:style-name="P156"><text:span text:style-name="T85">Р</text:span>ог Луны <text:span text:style-name="T85">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span></text:p>
      <text:p text:style-name="P156"/>
      <text:p text:style-name="P157">Кажется, ты <text:span text:style-name="T89">придумал, как</text:span> отомстить надменной кобыле, Анон!</text:p>
      <text:p text:style-name="P157"/>
      <text:p text:style-name="P157">Напрягая силу воли, <text:span text:style-name="T86">я</text:span> отдал приказ непослушному телу. Ладонь стала плавно сжиматься.</text:p>
      <text:p text:style-name="P155"><text:span text:style-name="T11">– </text:span><text:span text:style-name="T21">ПРИМАТ, ТЫ СИЛЬНО ПОЖАЛЕЕШЬ, ЕСЛИ РЕШИШЬ ДОВЕРШИТЬ ЗАДУМАННОЕ! МЫ НОЧНАЯ ГЛАВА ДИАРХИИ И НЕ ДОПУСТИМ ПОПРАНИЯ </text:span><text:span text:style-name="T22">ВЕЛИЧИ-И-И-И-БУ-У-</text:span><text:span text:style-name="T24">У-</text:span><text:span text:style-name="T22">УП!!!</text:span></text:p>
      <text:p text:style-name="P155"><text:span text:style-name="T22"/></text:p>
      <text:p text:style-name="P158"><text:span text:style-name="T22">М</text:span><text:span text:style-name="T11">оя ладонь сжала проезжающий мимо нос </text:span><text:span text:style-name="T23">Луны</text:span><text:span text:style-name="T11">. </text:span><text:span text:style-name="T23">Г</text:span><text:span text:style-name="T11">невная тирада </text:span><text:span text:style-name="T23">ночной аликорницы </text:span><text:span text:style-name="T11">завершилась </text:span><text:span text:style-name="T23">трубным рёвом.</text:span></text:p>
      <text:p text:style-name="P154">С громким хлопком <text:span text:style-name="T87">время восстановило свой ход</text:span>, сознания воссоеди<text:span text:style-name="T87">нились</text:span>, вс<text:span text:style-name="T87">е</text:span> <text:span text:style-name="T87">по</text:span>пада<text:span text:style-name="T87">ли</text:span>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text:span text:style-name="T88">Отвернувшись, аликорница незаметно почесала нос сгибом крыла.</text:span></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oft-page-break/><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ого.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6">—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6">—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6">—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text:soft-page-break/>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1"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8">–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text:soft-page-break/>–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text:soft-page-break/></text:p>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text:soft-page-break/>–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text:soft-page-break/>–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text:soft-page-break/>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text:soft-page-break/>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text:soft-page-break/>–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text:soft-page-break/>–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soft-page-break/>…</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супервизору </text:span><text:span text:style-name="T77">&lt;</text:span><text:span text:style-name="T76">Луна</text:span><text:span text:style-name="T77">&gt;</text:span><text:span text:style-name="T76">.</text:span></text:p>
      <text:p text:style-name="P77"><text:soft-page-break/></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1">7.76</text:span>», сменившись на «<text:span text:style-name="T31">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text:soft-page-break/>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1">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text:soft-page-break/>–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1">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6">—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text:soft-page-break/>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8">трид</text:span><text:span text:style-name="T1">цать лет, если его сменят через </text:span><text:span text:style-name="T68">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text:soft-page-break/>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text:soft-page-break/>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text:soft-page-break/>–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8">–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text:soft-page-break/>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8">задней осью </text:span><text:span text:style-name="T1">на табуретку. Я прилаживал ей новое колесо взамен <text:s/>утраченного. </text:span><text:span text:style-name="T68">Ещ</text:span><text:span text:style-name="T1">ё</text:span><text:span text:style-name="T68"> </text:span><text:span text:style-name="T1">немного, и будет как новенькая! В дворцовом гараже среди кучи хлама таки нашлось лопнувшее колесо, которое </text:span><text:span text:style-name="T68">мне удалось</text:span><text:span text:style-name="T1"> отремонтировать — о</text:span><text:span text:style-name="T68">бучение у</text:span><text:span text:style-name="T1"> Норфа не </text:span><text:span text:style-name="T6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8">на </text:span><text:span text:style-name="T1">корпус</text:span><text:span text:style-name="T6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text:soft-page-break/>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8">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text:soft-page-break/>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8">о всём мире остались только м</text:span>ы<text:span text:style-name="T6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text:soft-page-break/>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text:soft-page-break/>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8">–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1">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8">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text:soft-page-break/>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31">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8">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8">А ч</text:span>то случилось с кракеном?</text:p>
      <text:p text:style-name="P53">– Он провалился в <text:span text:style-name="T68">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7">—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2" text:outline-level="3">Воскресенье</text:h>
      <text:p text:style-name="P48"/>
      <text:p text:style-name="P1">Невесомость, удар, чувство веса. Я открываю глаза.</text:p>
      <text:p text:style-name="P1">Крыша <text:span text:style-name="T34">высотки</text:span><text:span text:style-name="T33"> </text:span>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пере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8">Невозможно поверить, но два месяца</text:span><text:span text:style-name="T26"> </text:span><text:span text:style-name="T5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0">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3">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3">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33">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0">—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7">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60" text:outline-level="2">2<text:span text:style-name="T1">9</text:span>. Отбытие</text:h>
      <text:p text:style-name="P116"/>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33">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33">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33">двадцативосьмиэтажной</text:span><text:span text:style-name="T29">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8">А если не </text:span>выдержит<text:span text:style-name="T68">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
      <text:p text:style-name="P125">«…<text:span text:style-name="T33">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3">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soft-page-break/>…</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33"> сто пять</text:span><text:span text:style-name="T29">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3">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oft-page-break/><text:span text:style-name="T11">–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8">Нет никакого мира-вампира. Мир людей не виноват. </text:span><text:span text:style-name="T14">Эквестрия загибается потому, что она </text:span><text:span text:style-name="T28">—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9">–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9">– </text:span><text:span text:style-name="T3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4">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9">–</text:span><text:span text:style-name="T33"> На самом деле помочь мне достаточно легко. Видишь ли, залатать дыры конструкции Эквуса можно «наложив» на них правдоподобное </text:span><text:span text:style-name="T49">— иначе говоря, жизнеспособное —</text:span><text:span text:style-name="T33"> объяснение и направив на это объяснение подпитывающую энергию адептов. В мире людей даже есть шуточная награда, учреждённая </text:span><text:span text:style-name="T43">Marvel Comics </text:span><text:span text:style-name="T33">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3">Marvel</text:span><text:span text:style-name="T33">.</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33">– Ты уже устранил крупнейший дефект Эквестрии </text:span><text:span text:style-name="T49">—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3"> А кьютимарки? Как, разрази меня квазар, объяснить кьютимарки? </text:span><text:span text:style-name="T49">–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8"> точнее, дерево схожих миров Эквуса </text:span><text:span text:style-name="T63">—</text:span><text:span text:style-name="T58"> создали брони. Разумеется, стержнем им послужил именно сериал, но каждый фанфик </text:span><text:span text:style-name="T63">—</text:span><text:span text:style-name="T5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8">– Наконец-то я вижу свет в конце тоннеля! Как это не пришло мне в голову! Ты всё отлично увязал! Всё сходится! Более того </text:span><text:span text:style-name="T63">—</text:span><text:span text:style-name="T58"> Анакорн заговорщически подмигнул мне </text:span><text:span text:style-name="T63">—</text:span><text:span text:style-name="T58">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м Континууме Эквуса</text:span><text:span text:style-name="T58">!</text:span></text:p>
      <text:p text:style-name="P108"/>
      <text:p text:style-name="P108">Я подозрительно посмотрел на Анакорна.</text:p>
      <text:p text:style-name="P108"/>
      <text:p text:style-name="P107"><text:span text:style-name="T18">– </text:span><text:span text:style-name="T58">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8">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63">—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Каково это <text:span text:style-name="T31">— </text:span><text:span text:style-name="T65">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9">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3">Хочу, чтобы ты </text:span><text:span text:style-name="T34">делал мне почесушки</text:span><text:span text:style-name="T33"> и хлопал по крупу</text:span>!</text:p>
      <text:p text:style-name="P102">В голосе пегаски слышались слёзы.</text:p>
      <text:p text:style-name="P101"><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text:soft-page-break/></text:p>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17T18:09:49.234479127</dc:date>
    <meta:editing-duration>P160DT9H1M18S</meta:editing-duration>
    <meta:editing-cycles>10259</meta:editing-cycles>
    <meta:generator>LibreOffice/5.1.6.2$Linux_X86_64 LibreOffice_project/10m0$Build-2</meta:generator>
    <meta:printed-by>макс </meta:printed-by>
    <meta:print-date>2017-08-23T21:51:29.95</meta:print-date>
    <meta:document-statistic meta:table-count="0" meta:image-count="0" meta:object-count="0" meta:page-count="270" meta:paragraph-count="4989" meta:word-count="104760" meta:character-count="694184" meta:non-whitespace-character-count="589793"/>
  </office:meta>
</office:document-meta>
</file>